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20.772cm" table:align="margins"/>
    </style:style>
    <style:style style:name="Tabelle1.A" style:family="table-column">
      <style:table-column-properties style:column-width="3.494cm" style:rel-column-width="11024*"/>
    </style:style>
    <style:style style:name="Tabelle1.B" style:family="table-column">
      <style:table-column-properties style:column-width="3.427cm" style:rel-column-width="10813*"/>
    </style:style>
    <style:style style:name="Tabelle1.C" style:family="table-column">
      <style:table-column-properties style:column-width="3.59cm" style:rel-column-width="11323*"/>
    </style:style>
    <style:style style:name="Tabelle1.D" style:family="table-column">
      <style:table-column-properties style:column-width="10.261cm" style:rel-column-width="32375*"/>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Heading_20_1" style:list-style-name="Numbering_20_1"/>
    <style:style style:name="P2" style:family="paragraph" style:parent-style-name="Heading_20_2" style:list-style-name="Numbering_20_1"/>
    <style:style style:name="P3" style:family="paragraph" style:parent-style-name="Text_20_body" style:list-style-name="L1"/>
    <style:style style:name="P4" style:family="paragraph" style:parent-style-name="Heading_20_3" style:list-style-name="Numbering_20_1"/>
    <style:style style:name="P5" style:family="paragraph" style:parent-style-name="Heading_20_4" style:list-style-name="Numbering_20_1"/>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Numbering_20_1">
        <text:list-item>
          <text:h text:style-name="P1" text:outline-level="1">bbsaveconf</text:h>
          <text:list>
            <text:list-item>
              <text:h text:style-name="P2" text:outline-level="2">Änderungshistorie</text:h>
            </text:list-item>
          </text:list>
        </text:list-item>
      </text:list>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Name</text:p>
            </table:table-cell>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D1" office:value-type="string">
              <text:p text:style-name="Table_20_Heading">Beschreibung der Änderung</text:p>
            </table:table-cell>
          </table:table-row>
        </table:table-header-rows>
        <table:table-row>
          <table:table-cell table:style-name="Tabelle1.A2" office:value-type="string">
            <text:p text:style-name="Table_20_Contents">Martin Barth</text:p>
          </table:table-cell>
          <table:table-cell table:style-name="Tabelle1.A2" office:value-type="string">
            <text:p text:style-name="Table_20_Contents">06. Dez 2005</text:p>
          </table:table-cell>
          <table:table-cell table:style-name="Tabelle1.A2" office:value-type="string">
            <text:p text:style-name="Table_20_Contents">1.1.17-1</text:p>
          </table:table-cell>
          <table:table-cell table:style-name="Tabelle1.D2" office:value-type="string">
            <text:p text:style-name="Table_20_Contents">Umstellung auf die Formatvorlage</text:p>
          </table:table-cell>
        </table:table-row>
      </table:table>
      <text:p text:style-name="Text_20_body"/>
      <text:list text:style-name="Numbering_20_1" text:continue-numbering="true">
        <text:list-item>
          <text:list text:continue-numbering="true">
            <text:list-item>
              <text:h text:style-name="P2" text:outline-level="2">Beschreibung der Modulfunktionen</text:h>
            </text:list-item>
          </text:list>
        </text:list-item>
      </text:list>
      <text:p text:style-name="Text_20_body">Das Modul ermöglicht die aktuelle Konfiguration des bitkit Produktes herunterzuladen, und später wieder einzuspielen. Dabei sollen alle Einstellungen wieder so gesetzt werden, wie beim Original. Da man über diese Funktionalität auch bitkit Installationen klonen kann, können manche Einstellungen nicht mit im Konfigurationsfile stehen. Folgende Werte sollen <text:span text:style-name="T1">nicht</text:span> Abgespeichert werden ( alle anderen Werte der Webminoberfläche sind zu speichern ):</text:p>
      <text:list text:style-name="L1">
        <text:list-item>
          <text:p text:style-name="P3">Die E-Mail Postfächer<text:line-break/>da diese nicht zur Konfiguration sondern zur Datensicherung gehören.</text:p>
        </text:list-item>
        <text:list-item>
          <text:p text:style-name="P3">Die Urlaubsmeldungen<text:line-break/>gehören analog zu den E-Mail Postfächern zur Datensicherung.</text:p>
        </text:list-item>
        <text:list-item>
          <text:p text:style-name="P3">Die Mailfilter Regeln<text:line-break/>da diese voraussetzen, das die E-Mail Postfächer korrekt existieren.</text:p>
        </text:list-item>
        <text:list-item>
          <text:p text:style-name="P3">Fax<text:line-break/>gehören zur Datensicherung</text:p>
        </text:list-item>
        <text:list-item>
          <text:p text:style-name="P3">Status der Dämonen ( bbservice )</text:p>
        </text:list-item>
        <text:list-item>
          <text:p text:style-name="P3">System Zeit</text:p>
        </text:list-item>
        <text:list-item>
          <text:p text:style-name="P3">Einstellungen des Moduls bbnetconf:<text:line-break/>IP-Adresse<text:line-break/>Hostname<text:line-break/>Domainname<text:line-break/>Netmask<text:line-break/>Gateway<text:line-break/>DNS</text:p>
        </text:list-item>
        <text:list-item>
          <text:p text:style-name="P3">AVM Faxcards<text:line-break/>Da Änderungen an der Hardware und Einstellungen sehr leicht zu nicht korrigierbaren Fehlern führen können.</text:p>
        </text:list-item>
        <text:list-item>
          <text:p text:style-name="P3">Bitmaske Lizenzen<text:line-break/>So das Lizenzdateien nicht so kopierbar sind.</text:p>
        </text:list-item>
      </text:list>
      <text:p text:style-name="Text_20_body">In einer Konfigurationsdatei muss auch vermerkt sein, für welches Produkt sie gültig ist.</text:p>
      <text:list text:style-name="Numbering_20_1" text:continue-numbering="true">
        <text:list-item>
          <text:list text:continue-numbering="true">
            <text:list-item>
              <text:h text:style-name="P2" text:outline-level="2">Beschreibung der Eingabewerte und die gewünschte Reaktion</text:h>
              <text:list>
                <text:list-item>
                  <text:h text:style-name="P4" text:outline-level="3">Save Configuration</text:h>
                  <text:list>
                    <text:list-item>
                      <text:h text:style-name="P5" text:outline-level="4">für alle Erfolgsfälle</text:h>
                    </text:list-item>
                  </text:list>
                </text:list-item>
              </text:list>
            </text:list-item>
          </text:list>
        </text:list-item>
      </text:list>
      <text:p text:style-name="Text_20_body">Es gibt nur den Downloadbutton; es werden keine eingaben getätigt.</text:p>
      <text:list text:style-name="Numbering_20_1" text:continue-numbering="true">
        <text:list-item>
          <text:list text:continue-numbering="true">
            <text:list-item>
              <text:list text:continue-numbering="true">
                <text:list-item>
                  <text:list text:continue-numbering="true">
                    <text:list-item>
                      <text:h text:style-name="P5" text:outline-level="4">für alle Fehlerfälle</text:h>
                    </text:list-item>
                  </text:list>
                </text:list-item>
              </text:list>
            </text:list-item>
          </text:list>
        </text:list-item>
      </text:list>
      <text:p text:style-name="Text_20_body">Keine</text:p>
      <text:list text:style-name="Numbering_20_1" text:continue-numbering="true">
        <text:list-item>
          <text:list text:continue-numbering="true">
            <text:list-item>
              <text:list text:continue-numbering="true">
                <text:list-item>
                  <text:h text:style-name="P4" text:outline-level="3">Restore Configuration</text:h>
                  <text:list>
                    <text:list-item>
                      <text:h text:style-name="P5" text:outline-level="4">Für alle Erfolgsfälle</text:h>
                    </text:list-item>
                  </text:list>
                </text:list-item>
              </text:list>
            </text:list-item>
          </text:list>
        </text:list-item>
      </text:list>
      <text:p text:style-name="Text_20_body">File-upload-Feld, die Datei muss eine gültige bitkit Konfiguration sein und den installierten Produkten entsprechen. Das Bedeutet das auf einem MAILFAX nur eine MAILFAX eingespielt werden kann.</text:p>
      <text:list text:style-name="Numbering_20_1" text:continue-numbering="true">
        <text:list-item>
          <text:list text:continue-numbering="true">
            <text:list-item>
              <text:list text:continue-numbering="true">
                <text:list-item>
                  <text:list text:continue-numbering="true">
                    <text:list-item>
                      <text:h text:style-name="P5" text:outline-level="4">für alle Fehlerfälle</text:h>
                    </text:list-item>
                  </text:list>
                </text:list-item>
              </text:list>
            </text:list-item>
          </text:list>
        </text:list-item>
      </text:list>
      <text:p text:style-name="Text_20_body">Ist die hoch geladene Datei gar keine bitkit Konfigurationsdatei, so soll eine entsprechende Fehlermeldung erzeugt werden.</text:p>
      <text:list text:style-name="Numbering_20_1" text:continue-numbering="true">
        <text:list-item>
          <text:list text:continue-numbering="true">
            <text:list-item>
              <text:h text:style-name="P2" text:outline-level="2">Voraussetzung für die korrekte Anwendung</text:h>
              <text:list>
                <text:list-item>
                  <text:h text:style-name="P4" text:outline-level="3">bitkit Lizenz</text:h>
                </text:list-item>
              </text:list>
            </text:list-item>
          </text:list>
        </text:list-item>
      </text:list>
      <text:p text:style-name="Text_20_body">Es muss zumindest eine bitkit Lizenz eingespielt werden, für welches bitkit Produkt ist jedoch egal. Ohne installierte Lizenz, ist das verwenden des Moduls nicht möglich; es wird eine entsprechende Fehlermeldung erzeugt.</text:p>
      <text:list text:style-name="Numbering_20_1" text:continue-numbering="true">
        <text:list-item>
          <text:list text:continue-numbering="true">
            <text:list-item>
              <text:list text:continue-numbering="true">
                <text:list-item>
                  <text:h text:style-name="P4" text:outline-level="3">Sonstige</text:h>
                </text:list-item>
              </text:list>
            </text:list-item>
          </text:list>
        </text:list-item>
      </text:list>
      <text:p text:style-name="Standard">Bevor eine Konfiguration eingespielt werden darf, muss für alle installierten Produkte ein gültiger Lizenzkey eingespielt sein. Falls nicht alle Lizenzen eingespielt sind, muss eine Fehlermeldungen ausgegeben werden.</text:p>
      <text:list text:style-name="Numbering_20_1" text:continue-numbering="true">
        <text:list-item>
          <text:list text:continue-numbering="true">
            <text:list-item>
              <text:h text:style-name="P2" text:outline-level="2">Logfiles</text:h>
            </text:list-item>
            <text:list-item>
              <text:h text:style-name="P2" text:outline-level="2">Zusätzliche Testfälle</text:h>
            </text:list-item>
            <text:list-item>
              <text:h text:style-name="P2" text:outline-level="2">Sonstiges</text:h>
            </text:list-item>
          </text:list>
        </text:list-item>
      </text:list>
      <text:p text:style-name="Text_20_body">Es ist steht noch offen ob später die Konfigurationsdatei verschlüsselt oder signiert werden soll, um Integrität ( Hash bilden, so das die Datei vor Veränderung geschützt wird ) und Vertraulichkeit ( Verschlüsselung ) sicherzuste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Martin Barth</meta:initial-creator>
    <meta:creation-date>2005-12-01T15:51:51</meta:creation-date>
    <dc:creator>Martin Barth</dc:creator>
    <dc:date>2005-12-07T14:57:17</dc:date>
    <dc:language>de-DE</dc:language>
    <meta:editing-cycles>35</meta:editing-cycles>
    <meta:editing-duration>PT3H18M50S</meta:editing-duration>
    <meta:user-defined meta:name="Info 1"/>
    <meta:user-defined meta:name="Info 2"/>
    <meta:user-defined meta:name="Info 3"/>
    <meta:user-defined meta:name="Info 4"/>
    <meta:document-statistic meta:table-count="1" meta:image-count="0" meta:object-count="0" meta:page-count="1" meta:paragraph-count="42" meta:word-count="354" meta:character-count="2635"/>
  </office:meta>
</office:document-meta>
</file>